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tion Rewrite Stories -</text:p>
      <text:p text:style-name="P2"/>
      <text:p text:style-name="P2">1)</text:p>
      <text:p text:style-name="P2"/>
      <text:p text:style-name="P2">There was once a dude that worked in factories and otherwise hung out with his buddies in bars and the like, having very little knowledge of what went on outside of his suburban city. He however knew quite a bit about various happenings. He later went on to take a job working on a rustic ship that sailed around certain areas that were good for fishing.</text:p>
      <text:p text:style-name="P2"/>
      <text:p text:style-name="P2">He and his crewmembers were each very good at their tasks and jobs. He worked pulling in the lines and cleaning up mostly. One day while a few of his crewmen were talking about something, he overheard the birds going off about something. He looked overboard to see an unusually large fish of some variety swim above water and then disappear again. They ended up speculating on what it could have been, but didn't get into it too much. One of the crewman tried drawing a sketch of it, but said it probably wasn't the most accurate.</text:p>
      <text:p text:style-name="P2"/>
      <text:p text:style-name="P2">Later, during that time, the fish they were were going for were more abundant than usual, so they ended up catching all the fish they needed quite a bit earlier.</text:p>
      <text:p text:style-name="P2"/>
      <text:p text:style-name="P2">He ended up taking another job instead, that payed more than the other one, working janitorial staff at a local bar near the downtown area.</text:p>
      <text:p text:style-name="P2"/>
      <text:p text:style-name="P2">2)</text:p>
      <text:p text:style-name="P2"/>
      <text:p text:style-name="P2">A bird once flew around the downtown suburban cityscapes. It mainly spent its time looking for random stuff and hounding random citygoers for food and attention. The food trucks in the area were mainly run by immigrants from various places, hosting a wide variety of different food items. A lot of people who perused the area came and gone mainly for breakfast and lunchtime. There were a number of truckers and contract workers in the area, mainly for upkeep of buildings at the time, who frequented the trucks. A bunch of workers based in the area also liked to going to eat there regularily. It was set up in a convenient location.</text:p>
      <text:p text:style-name="P2"/>
      <text:p text:style-name="P2">The bird flew around with several other birds at a time, but decided to go on its own one day, shortly after perching at the top of a pole. It happened to have to take a shit, so it flew over the area where there were a bunch of people during breakfast hours getting food and took a shit midflight. The shit ended up landing in one of the goer's drink. He ended up tossing the drink out right after the event. The bird flew away, seemingly unconcerned about having done this.</text:p>
      <text:p text:style-name="P2"/>
      <text:p text:style-name="P2">Someone later on, told the guy who's drink got shit in, that it was a sign of good luck for the person if a bird takes a shit it lands on someone. The guy seemed unconvinced, since it was annoying, but believed it anyways.</text:p>
      <text:p text:style-name="P2"/>
      <text:p text:style-name="P2">The bird avoided the food trucks for a while, before flying where it browsed around when the trucks were not about, which was a food court nearby.</text:p>
      <text:p text:style-name="P2"/>
      <text:p text:style-name="P2">3)</text:p>
      <text:p text:style-name="P2"/>
      <text:p text:style-name="P2">There was a random guy who freqented shopping areas during the daytime. He was looking to buy something from a few of the sho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6M32S</meta:editing-duration>
    <meta:editing-cycles>12</meta:editing-cycles>
    <meta:generator>OpenOffice/4.1.7$Win32 OpenOffice.org_project/417m1$Build-9800</meta:generator>
    <dc:date>2022-11-30T12:46:16.71</dc:date>
    <meta:document-statistic meta:table-count="0" meta:image-count="0" meta:object-count="0" meta:page-count="1" meta:paragraph-count="13" meta:word-count="524" meta:character-count="2820"/>
    <meta:user-defined meta:name="Info 1"/>
    <meta:user-defined meta:name="Info 2"/>
    <meta:user-defined meta:name="Info 3"/>
    <meta:user-defined meta:name="Info 4"/>
  </office:meta>
</office:document-meta>
</file>